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4925in" fo:margin-right="0in" fo:text-indent="0in" style:auto-text-indent="false">
        <style:tab-stops/>
      </style:paragraph-properties>
    </style:style>
    <style:style style:name="P2" style:family="paragraph" style:parent-style-name="Standard">
      <style:text-properties officeooo:rsid="00265eb1" officeooo:paragraph-rsid="001cd94a"/>
    </style:style>
    <style:style style:name="P3" style:family="paragraph" style:parent-style-name="Standard">
      <style:text-properties officeooo:rsid="0027b44a" officeooo:paragraph-rsid="001cd94a"/>
    </style:style>
    <style:style style:name="P4" style:family="paragraph" style:parent-style-name="Standard">
      <style:text-properties officeooo:paragraph-rsid="001cd94a"/>
    </style:style>
    <style:style style:name="P5" style:family="paragraph" style:parent-style-name="Standard" style:master-page-name="MP0">
      <style:paragraph-properties style:page-number="auto" fo:break-before="page"/>
    </style:style>
    <style:style style:name="P6" style:family="paragraph" style:parent-style-name="Standard">
      <style:text-properties officeooo:rsid="001cd94a" officeooo:paragraph-rsid="001cd94a"/>
    </style:style>
    <style:style style:name="P7" style:family="paragraph" style:parent-style-name="Standard">
      <style:text-properties officeooo:rsid="0027b44a" officeooo:paragraph-rsid="001cd94a"/>
    </style:style>
    <style:style style:name="P8" style:family="paragraph" style:parent-style-name="Standard">
      <style:text-properties officeooo:rsid="0027b44a" officeooo:paragraph-rsid="002693a4"/>
    </style:style>
    <style:style style:name="P9" style:family="paragraph" style:parent-style-name="Standard">
      <style:text-properties fo:font-weight="bold" officeooo:rsid="0027b44a" officeooo:paragraph-rsid="002693a4" style:font-weight-asian="bold" style:font-weight-complex="bold"/>
    </style:style>
    <style:style style:name="P10" style:family="paragraph" style:parent-style-name="Standard">
      <style:text-properties officeooo:paragraph-rsid="0026d954"/>
    </style:style>
    <style:style style:name="P11" style:family="paragraph" style:parent-style-name="Standard">
      <style:text-properties officeooo:paragraph-rsid="0027600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style:text-underline-mode="continuous" style:text-overline-mode="continuous" style:text-line-through-mode="continuous"/>
    </style:style>
    <style:style style:name="T3" style:family="text">
      <style:text-properties style:text-underline-style="solid" style:text-underline-width="auto" style:text-underline-color="font-color" officeooo:rsid="001cd94a" style:text-underline-mode="continuous" style:text-overline-mode="continuous" style:text-line-through-mode="continuous"/>
    </style:style>
    <style:style style:name="T4" style:family="text">
      <style:text-properties officeooo:rsid="002807f6"/>
    </style:style>
    <style:style style:name="T5" style:family="text">
      <style:text-properties officeooo:rsid="0029bbfa"/>
    </style:style>
    <style:style style:name="T6" style:family="text">
      <style:text-properties officeooo:rsid="0027e1e9"/>
    </style:style>
    <style:style style:name="T7" style:family="text">
      <style:text-properties officeooo:rsid="001cd94a"/>
    </style:style>
    <style:style style:name="T8" style:family="text">
      <style:text-properties style:text-underline-style="none" style:text-underline-mode="continuous" style:text-overline-mode="continuous" style:text-line-through-mode="continuous"/>
    </style:style>
    <style:style style:name="T9" style:family="text">
      <style:text-properties style:text-underline-style="none" officeooo:rsid="001cd94a" style:text-underline-mode="continuous" style:text-overline-mode="continuous" style:text-line-through-mode="continuous"/>
    </style:style>
    <style:style style:name="T10" style:family="text">
      <style:text-properties style:text-underline-style="none" officeooo:rsid="0026d954" style:text-underline-mode="continuous" style:text-overline-mode="continuous" style:text-line-through-mode="continuous"/>
    </style:style>
    <style:style style:name="T11" style:family="text">
      <style:text-properties style:text-position="super 58%" officeooo:rsid="0027e1e9"/>
    </style:style>
    <style:style style:name="T12" style:family="text">
      <style:text-properties officeooo:rsid="001eab2c"/>
    </style:style>
    <style:style style:name="T13" style:family="text">
      <style:text-properties officeooo:rsid="0021ea41"/>
    </style:style>
    <style:style style:name="T14" style:family="text">
      <style:text-properties officeooo:rsid="00253a86"/>
    </style:style>
    <style:style style:name="T15" style:family="text">
      <style:text-properties officeooo:rsid="002693a4"/>
    </style:style>
    <style:style style:name="T16" style:family="text">
      <style:text-properties fo:font-weight="bold" officeooo:rsid="002693a4" style:font-weight-asian="bold" style:font-weight-complex="bold"/>
    </style:style>
    <style:style style:name="T17" style:family="text">
      <style:text-properties officeooo:rsid="0026d9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aiku generator and analyzer: <text:tab/><text:tab/><text:tab/><text:tab/><text:tab/><text:tab/><text:tab/><text:tab/>27.11.2017</text:p>
      <text:p text:style-name="Standard"/>
      <text:p text:style-name="Standard">To do:</text:p>
      <text:p text:style-name="Standard">5-7-5 syllable structure (per line, three lines in total)</text:p>
      <text:p text:style-name="Standard">-read existing haikus (number?) and store the words in to a library (removing duplicates)</text:p>
      <text:p text:style-name="Standard"><text:tab/><text:a xlink:type="simple" xlink:href="http://www.tempslibres.org/tl/en/dbhk00.html" office:target-frame-name="_top" xlink:show="replace" text:style-name="Internet_20_link" text:visited-style-name="Visited_20_Internet_20_Link">http://www.tempslibres.org/tl/en/dbhk00.html</text:a></text:p>
      <text:p text:style-name="Standard"><text:tab/><text:a xlink:type="simple" xlink:href="http://leditie.nl/leditie.nl/2017/01/01/a-dataset-haiku/" office:target-frame-name="_top" xlink:show="replace" text:style-name="Internet_20_link" text:visited-style-name="Visited_20_Internet_20_Link">http://leditie.nl/leditie.nl/2017/01/01/a-dataset-haiku/</text:a></text:p>
      <text:p text:style-name="P1">famous_haiku_poems.txt file contains haiku poems from https://100.best-poems.net/100-best-haiku-poems.html</text:p>
      <text:p text:style-name="Standard"/>
      <text:p text:style-name="Standard">-analyze the syllable structure and sort words by syllable to a library</text:p>
      <text:p text:style-name="Standard">random generate haikus (number, 1000?) by syllable count, 5, 7 and 5 phrases per line</text:p>
      <text:p text:style-name="Standard">-analyze existing haikus word structure (same amount as <text:s/>taken in to the word library), rating the probability that two words appear together</text:p>
      <text:p text:style-name="Standard">-analyze the generated haikus and rate their quality by how well the words appear together compared to existing haikus (order of verb,noun,adjectives … )</text:p>
      <text:p text:style-name="Standard"><text:tab/>“The first two lines combine to form a phrase (idea one), and then you switch quickly to <text:tab/>something else in the last line (idea two). The idea is to create a leap between the two parts, <text:tab/>sometimes creating a contrast, sometimes a comparison.”</text:p>
      <text:p text:style-name="Standard"/>
      <text:p text:style-name="Standard"/>
      <text:p text:style-name="Standard">New tasks:</text:p>
      <text:p text:style-name="Standard">-find baseline haikus, find good large enough baseline word database (like Alice in wonderland)</text:p>
      <text:p text:style-name="Standard">-find possible haiku sentence structures NL</text:p>
      <text:p text:style-name="Standard">-make haiku structure generator</text:p>
      <text:p text:style-name="Standard">-make haiku evaluator</text:p>
      <text:p text:style-name="Standard">-lue Simon artikkeli</text:p>
      <text:p text:style-name="Standard"/>
      <text:p text:style-name="Standard">Maybe to do:</text:p>
      <text:p text:style-name="Standard">-rank top 10 generated haikus and 10 worst haikus from generated 1000 haikus?</text:p>
      <text:p text:style-name="Standard">-diss/hype generated haikus based on their ranging?</text:p>
      <text:p text:style-name="Standard"/>
      <text:p text:style-name="Standard">-keep generating/rating haikus until desired quality/rank is achieved (same as worst existing haiku?)</text:p>
      <text:p text:style-name="Standard"/>
      <text:p text:style-name="Standard">Observations:</text:p>
      <text:p text:style-name="Standard">-small existing sample haiku size ok, at least in the beginning</text:p>
      <text:p text:style-name="Standard">-try using famous haikus first: like <text:a xlink:type="simple" xlink:href="http://www.haiku-poetry.org/famous-haiku.html" office:target-frame-name="_top" xlink:show="replace" text:style-name="Internet_20_link" text:visited-style-name="Visited_20_Internet_20_Link">http://www.haiku-poetry.org/famous-haiku.html</text:a></text:p>
      <text:p text:style-name="Standard"><text:s/>-if generated haikus terrible/not good for analysis =&gt; re-generate haikus</text:p>
      <text:p text:style-name="Standard">-let's not pay too much attention on the verb, noun, adjective structure of the sentence (varies anyway) in the beginning</text:p>
      <text:p text:style-name="Standard"/>
      <text:p text:style-name="Standard">Possible problems:</text:p>
      <text:p text:style-name="Standard">-in source material syllable count is of, because they are translated to English from original Japanese</text:p>
      <text:p text:style-name="Standard">-certain syllable counts in words are likely to be rarer than others =&gt; certain words will repeate more often to get the syllable count per line right</text:p>
      <text:p text:style-name="Standard"/>
      <text:p text:style-name="Standard"/>
      <text:p text:style-name="Standard">Start For Monday:</text:p>
      <text:p text:style-name="Standard">Haiku word libraries (baseline and raw material): Kimmo</text:p>
      <text:p text:style-name="Standard">Syllable count:</text:p>
      <text:p text:style-name="Standard"><text:a xlink:type="simple" xlink:href="https://pronouncing.readthedocs.io/en/latest/tutorial.html#counting-syllables" office:target-frame-name="_top" xlink:show="replace" text:style-name="Internet_20_link" text:visited-style-name="Visited_20_Internet_20_Link">https://pronouncing.readthedocs.io/en/latest/tutorial.html#counting-syllables</text:a></text:p>
      <text:p text:style-name="Standard"><text:soft-page-break/>-Find/generate limited size random libraries; adjective, noun, verb to pull words from in generation.</text:p>
      <text:p text:style-name="Standard">-Sort by syllable count to sub libraries.</text:p>
      <text:p text:style-name="P4"><text:tab/><text:span text:style-name="Default_20_Paragraph_20_Font"><text:span text:style-name="T2">3.12.</text:span></text:span></text:p>
      <text:p text:style-name="P4"><text:span text:style-name="Default_20_Paragraph_20_Font"><text:span text:style-name="T9"><text:tab/>+ 4 hours poems search &amp; cleanup, planning</text:span></text:span></text:p>
      <text:p text:style-name="P4"><text:span text:style-name="Default_20_Paragraph_20_Font"><text:span text:style-name="T9"><text:tab/></text:span></text:span><text:span text:style-name="Default_20_Paragraph_20_Font"><text:span text:style-name="T3">4.12.</text:span></text:span><text:span text:style-name="Default_20_Paragraph_20_Font"><text:span text:style-name="T9"><text:tab/></text:span></text:span></text:p>
      <text:p text:style-name="P4"><text:span text:style-name="Default_20_Paragraph_20_Font"><text:span text:style-name="T9"><text:tab/>+ 1 hours planning</text:span></text:span></text:p>
      <text:p text:style-name="P4"><text:tab/><text:span text:style-name="T1">5.12.</text:span> </text:p>
      <text:p text:style-name="P6"><text:tab/>+ 5 hours</text:p>
      <text:p text:style-name="Standard"/>
      <text:p text:style-name="Standard">Haiku generator: Jussi-Pekka</text:p>
      <text:p text:style-name="Standard">-Random generate a Haiku based on syllable count only, by pulling the words from adjective, noun or verb sub libraries. Retain the meta data info on from witch library the word is from!</text:p>
      <text:p text:style-name="Standard">-In generation track how many syllables have been used so far and <text:s/>use it to chose what syllable count library to use for the next word until desired 5-7-5 rate is in use.</text:p>
      <text:p text:style-name="Standard">-Maybe track the meta data already so when a given word type like adjective has been used, it is crossed of the list of possible word types to use in a given haiku.</text:p>
      <text:p text:style-name="Standard"/>
      <text:p text:style-name="Standard"><text:tab/><text:span text:style-name="Default_20_Paragraph_20_Font"><text:span text:style-name="T2">3.12.</text:span></text:span></text:p>
      <text:p text:style-name="Standard"><text:tab/>- nltk word_types used <text:tab/><text:a xlink:type="simple" xlink:href="http://www.ling.upenn.edu/courses/Fall_2003/ling001/penn_treebank_pos.html" office:target-frame-name="_top" xlink:show="replace" text:style-name="Internet_20_link" text:visited-style-name="Visited_20_Internet_20_Link">http://www.ling.upenn.edu/courses/Fall_2003/ling001/penn_treebank_pos.html</text:a></text:p>
      <text:p text:style-name="Standard"><text:tab/>- from nltk.corpus import wordnet required</text:p>
      <text:p text:style-name="Standard"><text:tab/>- import pronouncing required</text:p>
      <text:p text:style-name="Standard"/>
      <text:p text:style-name="Standard"><text:tab/>+ 5 hours used for implementation</text:p>
      <text:p text:style-name="Standard"/>
      <text:p text:style-name="Standard"><text:tab/><text:span text:style-name="Default_20_Paragraph_20_Font"><text:span text:style-name="T2">4.12.</text:span></text:span><text:tab/></text:p>
      <text:p text:style-name="Standard"><text:tab/>- meet and discuss after lecture<text:tab/><text:tab/></text:p>
      <text:p text:style-name="Standard"><text:tab/>- second version of the words_dict and added word_type_markov_chain creator</text:p>
      <text:p text:style-name="Standard"><text:s/><text:tab/>+ 1 hour for the meet</text:p>
      <text:p text:style-name="Standard"><text:tab/>+ 3 hours used for implementation</text:p>
      <text:p text:style-name="Standard"/>
      <text:p text:style-name="P10"><text:span text:style-name="Default_20_Paragraph_20_Font"><text:span text:style-name="T8"><text:tab/></text:span></text:span><text:span text:style-name="Default_20_Paragraph_20_Font"><text:span text:style-name="T10">6</text:span></text:span><text:span text:style-name="Default_20_Paragraph_20_Font"><text:span text:style-name="T2">.12.</text:span></text:span></text:p>
      <text:p text:style-name="Standard"><text:span text:style-name="T17"><text:tab/>- derived wordmc from worddom: now worddom is used for lexicon and wordmc for syntax</text:span></text:p>
      <text:p text:style-name="Standard"><text:span text:style-name="T17"><text:tab/>- program has some flaws … with “inconvenient” syllables and word type left it stays in <text:tab/>loop (needs to be checked)</text:span></text:p>
      <text:p text:style-name="Standard"><text:span text:style-name="T17"><text:tab/>- managed to generate 100 haiku, no evaluation</text:span></text:p>
      <text:p text:style-name="Standard"><text:tab/><text:span text:style-name="T17">+ 4 hours for the above items</text:span><text:tab/></text:p>
      <text:p text:style-name="Standard"><text:tab/></text:p>
      <text:p text:style-name="Standard">Haiku analyzer: Miika</text:p>
      <text:p text:style-name="Standard">-Analyze the base Haikus and give all words probabilities 0-1 on how often they appear in conjunction with a given word, make a library of these.</text:p>
      <text:p text:style-name="Standard">-Analyze the generated Haiku based on the word correlation probabilities only and give it a goodness probability rating 0-1 discard say below 0,75?</text:p>
      <text:p text:style-name="Standard">-Analyze the haiku based on the grammar meta data, avoid duplicates, avoid adjective, adjective, adjective haikus (maybe not necessary if already done in the generator phase).</text:p>
      <text:p text:style-name="Standard">-Make new sub libraries by word type again, based on the haikus that made the cut, top 25% by their meta data, to be used on the next generator iteration to make better haikus</text:p>
      <text:p text:style-name="Standard"/>
      <text:p text:style-name="Standard">-Generate a bunch of haiku and pick the most likely ones based on word type relations. Look at the top picks and decide what to do next. Do this later today (5.12.)</text:p>
      <text:p text:style-name="Standard"/>
      <text:p text:style-name="P11"><text:tab/><text:span text:style-name="T1">5.12. </text:span>(miika)</text:p>
      <text:p text:style-name="P11"><text:soft-page-break/><text:tab/>- generator uses word type markov chains</text:p>
      <text:p text:style-name="P11"><text:tab/>- worddom makes also 2nd order markov (ugly copy paste, should be cleaned)</text:p>
      <text:p text:style-name="P11"><text:tab/>- some tests with alice and good haiku poems as corpus</text:p>
      <text:p text:style-name="P11"><text:tab/>- 3h</text:p>
      <text:p text:style-name="Standard"/>
      <text:p text:style-name="Standard"/>
      <text:p text:style-name="Standard">Further suggestions:</text:p>
      <text:p text:style-name="Standard">Possibly offer the user a seed word randomly pulled from the existing limited libraries to be used in the haiku, user resets the seed word by pressing n or accepts it by pressing y, then that word takes the place of say adjective (if it is adjective, in the haiku) and no other adjectives (or at least not the same one will be used in the same haiku). Multiple different haikus can be generated based on the same seed word if we so choose.</text:p>
      <text:p text:style-name="Standard"/>
      <text:p text:style-name="P2">4.12.2017 <text:span text:style-name="T7">for Thursdays update</text:span></text:p>
      <text:p text:style-name="P3">Using Alice in wonderland as source for lexicon and syntax after sanitizing large captions, small words missing syllable count like I to 1 syllable and removing dots, half dots, lines and similar and <text:span text:style-name="T5">adding <text:s/></text:span>giving names like Alice, <text:span text:style-name="T5">Mad hatter and Red queen</text:span> <text:span text:style-name="T5">the </text:span>word type noun;</text:p>
      <text:p text:style-name="P3"><text:tab/><text:span text:style-name="T12">JP 6.12. - worddom.py now generates lexicon from given textfile like alice.txt. Lexicon <text:tab/>holds all words in lower case still in groups of word_type and its subgroups by <text:tab/>syllable_count. Based on Telegram discussion different textfile is likely to be used as the “<text:tab/>“haiku grammar/syntax” generator.</text:span></text:p>
      <text:p text:style-name="P3">-generate 100 haiku and rank them to be re-used, <text:span text:style-name="T6">using baseline real haikus as syntax, adding Markovian probabilities (2</text:span><text:span text:style-name="T11">nd</text:span><text:span text:style-name="T6"> order) for one word type to follow another as a grade for goodness</text:span></text:p>
      <text:p text:style-name="P3"><text:tab/><text:span text:style-name="T13">JP 6.12. - wordmc.py is a class to create and return word_type based markov_chain of r<text:tab/>equested order.</text:span></text:p>
      <text:p text:style-name="P3"><text:tab/><text:span text:style-name="T14">Generated 100 haiku, but no evaluation done yet.</text:span></text:p>
      <text:p text:style-name="P8"><text:tab/><text:span text:style-name="T15">With alice.txt (lexicon) and top18.txt (syntax/grammar) word type WBG('VBG','Verb, <text:tab/>gerund or present participle') have only longer words with many syllables….</text:span><text:span text:style-name="T16">if no matching</text:span></text:p>
      <text:p text:style-name="P9"><text:tab/><text:span text:style-name="T15">syllable is found program stays in loop currently</text:span></text:p>
      <text:p text:style-name="P3">-<text:span text:style-name="T6">r</text:span>e-use top 10% for lexicon and syntax to generate better(?) haiku</text:p>
      <text:p text:style-name="P2">-<text:span text:style-name="T4">rank and sort new iterated haikus and possibly repeat (would require more initial generated haikus 1000?)</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fo:background-color="#e6e6e6"/>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meta:creation-date>2017-11-27T15:14:00Z</meta:creation-date>
    <dc:date>2017-12-06T20:00:36.245545925</dc:date>
    <meta:editing-cycles>37</meta:editing-cycles>
    <meta:editing-duration>PT16H2M40S</meta:editing-duration>
    <meta:document-statistic meta:table-count="0" meta:image-count="0" meta:object-count="0" meta:page-count="3" meta:paragraph-count="85" meta:word-count="1052" meta:character-count="6623" meta:non-whitespace-character-count="5594"/>
    <meta:template xlink:type="simple" xlink:actuate="onRequest" xlink:title="" xlink:href="../../../../../../user/Git/cc-course-UH17/haiku-maker/Mini-project.odt/Normal"/>
  </office:meta>
</office:document-meta>
</file>